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Text_20_body" style:list-style-name="L6">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Your First Progressive Web App</text:h>
      <text:p text:style-name="Text_20_body">Progressive Web Apps are experiences that combine the best of the web and the best of apps. In this step-by-step guide, you'll build your own Progressive Web App and learn the the fundamentals needed for building Progressive Web Apps, including the app shell model, how to use service workers to cache the App Shell and your key application data and more.</text:p>
      <text:list xml:id="list4632986449378817612" text:style-name="L1">
        <text:list-item>
          <text:p text:style-name="P7"><text:a xlink:type="simple" xlink:href="https://developers.google.com/web/fundamentals/getting-started/your-first-progressive-web-app/?hl=en" text:style-name="Internet_20_link" text:visited-style-name="Visited_20_Internet_20_Link">Your First Progressive Web App</text:a></text:p>
        </text:list-item>
        <text:list-item>
          <text:p text:style-name="P7"><text:a xlink:type="simple" xlink:href="https://developers.google.com/web/fundamentals/getting-started/your-first-progressive-web-app/step-01?hl=en" text:style-name="Internet_20_link" text:visited-style-name="Visited_20_Internet_20_Link">Architect the App Shell</text:a></text:p>
        </text:list-item>
        <text:list-item>
          <text:p text:style-name="P7"><text:a xlink:type="simple" xlink:href="https://developers.google.com/web/fundamentals/getting-started/your-first-progressive-web-app/step-02?hl=en" text:style-name="Internet_20_link" text:visited-style-name="Visited_20_Internet_20_Link">Implement the App Shell</text:a></text:p>
        </text:list-item>
        <text:list-item>
          <text:p text:style-name="P7"><text:a xlink:type="simple" xlink:href="https://developers.google.com/web/fundamentals/getting-started/your-first-progressive-web-app/step-03?hl=en" text:style-name="Internet_20_link" text:visited-style-name="Visited_20_Internet_20_Link">Start with a Fast First Load</text:a></text:p>
        </text:list-item>
        <text:list-item>
          <text:p text:style-name="P7"><text:a xlink:type="simple" xlink:href="https://developers.google.com/web/fundamentals/getting-started/your-first-progressive-web-app/step-04?hl=en" text:style-name="Internet_20_link" text:visited-style-name="Visited_20_Internet_20_Link">Use Service Workers to Pre-cache the App Shell</text:a></text:p>
        </text:list-item>
        <text:list-item>
          <text:p text:style-name="P7"><text:a xlink:type="simple" xlink:href="https://developers.google.com/web/fundamentals/getting-started/your-first-progressive-web-app/step-05?hl=en" text:style-name="Internet_20_link" text:visited-style-name="Visited_20_Internet_20_Link">Use Service Workers to Cache Application Data</text:a></text:p>
        </text:list-item>
        <text:list-item>
          <text:p text:style-name="P7"><text:a xlink:type="simple" xlink:href="https://developers.google.com/web/fundamentals/getting-started/your-first-progressive-web-app/step-07?hl=en" text:style-name="Internet_20_link" text:visited-style-name="Visited_20_Internet_20_Link">Support Native Integration</text:a></text:p>
        </text:list-item>
        <text:list-item>
          <text:p text:style-name="P1"><text:a xlink:type="simple" xlink:href="https://developers.google.com/web/fundamentals/getting-started/your-first-progressive-web-app/step-08?hl=en" text:style-name="Internet_20_link" text:visited-style-name="Visited_20_Internet_20_Link">Deploy to a Secure Host and Celebrate!</text:a></text:p>
        </text:list-item>
      </text:list>
      <text:h text:style-name="Heading_20_4" text:outline-level="4">Your first push notifications web app</text:h>
      <text:p text:style-name="Text_20_body">In this codelab, you'll learn how to add Push Notifications to web applications. This will enable you to re-engage users with breaking news and information about new content.</text:p>
      <text:list xml:id="list6118930451965364796" text:style-name="L2">
        <text:list-item>
          <text:p text:style-name="P8"><text:a xlink:type="simple" xlink:href="https://developers.google.com/web/fundamentals/getting-started/push-notifications/?hl=en" text:style-name="Internet_20_link" text:visited-style-name="Visited_20_Internet_20_Link">Your first push notifications web app</text:a></text:p>
        </text:list-item>
        <text:list-item>
          <text:p text:style-name="P8"><text:a xlink:type="simple" xlink:href="https://developers.google.com/web/fundamentals/getting-started/push-notifications/step-01?hl=en" text:style-name="Internet_20_link" text:visited-style-name="Visited_20_Internet_20_Link">Get the sample code</text:a></text:p>
        </text:list-item>
        <text:list-item>
          <text:p text:style-name="P8"><text:a xlink:type="simple" xlink:href="https://developers.google.com/web/fundamentals/getting-started/push-notifications/step-02?hl=en" text:style-name="Internet_20_link" text:visited-style-name="Visited_20_Internet_20_Link">Run a local web server</text:a></text:p>
        </text:list-item>
        <text:list-item>
          <text:p text:style-name="P8"><text:a xlink:type="simple" xlink:href="https://developers.google.com/web/fundamentals/getting-started/push-notifications/step-03?hl=en" text:style-name="Internet_20_link" text:visited-style-name="Visited_20_Internet_20_Link">Get started with Service Worker</text:a></text:p>
        </text:list-item>
        <text:list-item>
          <text:p text:style-name="P8"><text:a xlink:type="simple" xlink:href="https://developers.google.com/web/fundamentals/getting-started/push-notifications/step-04?hl=en" text:style-name="Internet_20_link" text:visited-style-name="Visited_20_Internet_20_Link">Make a project on the Google Developers Console</text:a></text:p>
        </text:list-item>
        <text:list-item>
          <text:p text:style-name="P8"><text:a xlink:type="simple" xlink:href="https://developers.google.com/web/fundamentals/getting-started/push-notifications/step-05?hl=en" text:style-name="Internet_20_link" text:visited-style-name="Visited_20_Internet_20_Link">Add a manifest</text:a></text:p>
        </text:list-item>
        <text:list-item>
          <text:p text:style-name="P8"><text:a xlink:type="simple" xlink:href="https://developers.google.com/web/fundamentals/getting-started/push-notifications/step-06?hl=en" text:style-name="Internet_20_link" text:visited-style-name="Visited_20_Internet_20_Link">Subscribe to Push Notifications</text:a></text:p>
        </text:list-item>
        <text:list-item>
          <text:p text:style-name="P8"><text:a xlink:type="simple" xlink:href="https://developers.google.com/web/fundamentals/getting-started/push-notifications/step-07?hl=en" text:style-name="Internet_20_link" text:visited-style-name="Visited_20_Internet_20_Link">Send a request from the command line for GCM to push a message</text:a></text:p>
        </text:list-item>
        <text:list-item>
          <text:p text:style-name="P8"><text:a xlink:type="simple" xlink:href="https://developers.google.com/web/fundamentals/getting-started/push-notifications/step-08?hl=en" text:style-name="Internet_20_link" text:visited-style-name="Visited_20_Internet_20_Link">Send a push notification request using XHR (Ajax)</text:a></text:p>
        </text:list-item>
        <text:list-item>
          <text:p text:style-name="P8"><text:a xlink:type="simple" xlink:href="https://developers.google.com/web/fundamentals/getting-started/push-notifications/step-09?hl=en" text:style-name="Internet_20_link" text:visited-style-name="Visited_20_Internet_20_Link">Show a notification</text:a></text:p>
        </text:list-item>
        <text:list-item>
          <text:p text:style-name="P8"><text:a xlink:type="simple" xlink:href="https://developers.google.com/web/fundamentals/getting-started/push-notifications/step-10?hl=en" text:style-name="Internet_20_link" text:visited-style-name="Visited_20_Internet_20_Link">Handle notification clicks</text:a></text:p>
        </text:list-item>
        <text:list-item>
          <text:p text:style-name="P8"><text:a xlink:type="simple" xlink:href="https://developers.google.com/web/fundamentals/getting-started/push-notifications/step-11?hl=en" text:style-name="Internet_20_link" text:visited-style-name="Visited_20_Internet_20_Link">Unsubscribe from notifications</text:a></text:p>
        </text:list-item>
        <text:list-item>
          <text:p text:style-name="P2"><text:a xlink:type="simple" xlink:href="https://developers.google.com/web/fundamentals/getting-started/push-notifications/step-12?hl=en" text:style-name="Internet_20_link" text:visited-style-name="Visited_20_Internet_20_Link">Congratulations</text:a></text:p>
        </text:list-item>
      </text:list>
      <text:h text:style-name="Heading_20_4" text:outline-level="4">Your first offline web app</text:h>
      <text:p text:style-name="Text_20_body">Service workers are background scripts that open the door to rich offline functionality that would normally require a native application. Learn how to integrate a service worker into an existing application to make it work offline.</text:p>
      <text:list xml:id="list3155925999920501222" text:style-name="L3">
        <text:list-item>
          <text:p text:style-name="P9"><text:a xlink:type="simple" xlink:href="https://developers.google.com/web/fundamentals/getting-started/your-first-offline-web-app/?hl=en" text:style-name="Internet_20_link" text:visited-style-name="Visited_20_Internet_20_Link">Your first offline web app</text:a></text:p>
        </text:list-item>
        <text:list-item>
          <text:p text:style-name="P9"><text:a xlink:type="simple" xlink:href="https://developers.google.com/web/fundamentals/getting-started/your-first-offline-web-app/step-1?hl=en" text:style-name="Internet_20_link" text:visited-style-name="Visited_20_Internet_20_Link">Get the sample code</text:a></text:p>
        </text:list-item>
        <text:list-item>
          <text:p text:style-name="P9"><text:a xlink:type="simple" xlink:href="https://developers.google.com/web/fundamentals/getting-started/your-first-offline-web-app/step-2?hl=en" text:style-name="Internet_20_link" text:visited-style-name="Visited_20_Internet_20_Link">Run the sample app</text:a></text:p>
        </text:list-item>
        <text:list-item>
          <text:p text:style-name="P9"><text:a xlink:type="simple" xlink:href="https://developers.google.com/web/fundamentals/getting-started/your-first-offline-web-app/step-3?hl=en" text:style-name="Internet_20_link" text:visited-style-name="Visited_20_Internet_20_Link">Test the app</text:a></text:p>
        </text:list-item>
        <text:list-item>
          <text:p text:style-name="P9"><text:soft-page-break/><text:a xlink:type="simple" xlink:href="https://developers.google.com/web/fundamentals/getting-started/your-first-offline-web-app/step-4?hl=en" text:style-name="Internet_20_link" text:visited-style-name="Visited_20_Internet_20_Link">Build the starter app</text:a></text:p>
        </text:list-item>
        <text:list-item>
          <text:p text:style-name="P9"><text:a xlink:type="simple" xlink:href="https://developers.google.com/web/fundamentals/getting-started/your-first-offline-web-app/step-5?hl=en" text:style-name="Internet_20_link" text:visited-style-name="Visited_20_Internet_20_Link">Register a Service Worker on the site</text:a></text:p>
        </text:list-item>
        <text:list-item>
          <text:p text:style-name="P9"><text:a xlink:type="simple" xlink:href="https://developers.google.com/web/fundamentals/getting-started/your-first-offline-web-app/step-6?hl=en" text:style-name="Internet_20_link" text:visited-style-name="Visited_20_Internet_20_Link">Install the Site Assets</text:a></text:p>
        </text:list-item>
        <text:list-item>
          <text:p text:style-name="P9"><text:a xlink:type="simple" xlink:href="https://developers.google.com/web/fundamentals/getting-started/your-first-offline-web-app/step-7?hl=en" text:style-name="Internet_20_link" text:visited-style-name="Visited_20_Internet_20_Link">Intercept the web page requests</text:a></text:p>
        </text:list-item>
        <text:list-item>
          <text:p text:style-name="P3"><text:a xlink:type="simple" xlink:href="https://developers.google.com/web/fundamentals/getting-started/your-first-offline-web-app/step-8?hl=en" text:style-name="Internet_20_link" text:visited-style-name="Visited_20_Internet_20_Link">Congratulations</text:a></text:p>
        </text:list-item>
      </text:list>
      <text:h text:style-name="Heading_20_4" text:outline-level="4">Your first multi-device site</text:h>
      <text:p text:style-name="Text_20_body">The web is accessible on a huge range of devices, from small-screen phones to big-screen televisions. Each device presents its own benefits and constraints. As a web developer, you are expected to support a full ranges of devices.</text:p>
      <text:list xml:id="list4200595601839765703" text:style-name="L4">
        <text:list-item>
          <text:p text:style-name="P10"><text:a xlink:type="simple" xlink:href="https://developers.google.com/web/fundamentals/getting-started/your-first-multi-screen-site/?hl=en" text:style-name="Internet_20_link" text:visited-style-name="Visited_20_Internet_20_Link">Your first multi-device site</text:a></text:p>
        </text:list-item>
        <text:list-item>
          <text:p text:style-name="P10"><text:a xlink:type="simple" xlink:href="https://developers.google.com/web/fundamentals/getting-started/your-first-multi-screen-site/content?hl=en" text:style-name="Internet_20_link" text:visited-style-name="Visited_20_Internet_20_Link">Create your content and structure</text:a></text:p>
        </text:list-item>
        <text:list-item>
          <text:p text:style-name="P4"><text:a xlink:type="simple" xlink:href="https://developers.google.com/web/fundamentals/getting-started/your-first-multi-screen-site/responsive?hl=en" text:style-name="Internet_20_link" text:visited-style-name="Visited_20_Internet_20_Link">Make it responsive</text:a></text:p>
        </text:list-item>
      </text:list>
      <text:h text:style-name="Heading_20_4" text:outline-level="4">Principles of site design</text:h>
      <text:p text:style-name="Text_20_body">Google and AnswerLab undertook a study examining how users interact with a diverse set of mobile sites. The goal was to answer the question, 'What makes a good mobile site?'</text:p>
      <text:list xml:id="list4317260131123877684" text:style-name="L5">
        <text:list-item>
          <text:p text:style-name="P11"><text:a xlink:type="simple" xlink:href="https://developers.google.com/web/fundamentals/getting-started/principles/?hl=en" text:style-name="Internet_20_link" text:visited-style-name="Visited_20_Internet_20_Link">Principles of site design</text:a></text:p>
        </text:list-item>
        <text:list-item>
          <text:p text:style-name="P11"><text:a xlink:type="simple" xlink:href="https://developers.google.com/web/fundamentals/getting-started/principles/site-and-page-navigation?hl=en" text:style-name="Internet_20_link" text:visited-style-name="Visited_20_Internet_20_Link">Home page and site navigation</text:a></text:p>
        </text:list-item>
        <text:list-item>
          <text:p text:style-name="P11"><text:a xlink:type="simple" xlink:href="https://developers.google.com/web/fundamentals/getting-started/principles/site-search?hl=en" text:style-name="Internet_20_link" text:visited-style-name="Visited_20_Internet_20_Link">Site search</text:a></text:p>
        </text:list-item>
        <text:list-item>
          <text:p text:style-name="P11"><text:a xlink:type="simple" xlink:href="https://developers.google.com/web/fundamentals/getting-started/principles/commerce-and-conversion?hl=en" text:style-name="Internet_20_link" text:visited-style-name="Visited_20_Internet_20_Link">Commerce and conversion</text:a></text:p>
        </text:list-item>
        <text:list-item>
          <text:p text:style-name="P11"><text:a xlink:type="simple" xlink:href="https://developers.google.com/web/fundamentals/getting-started/principles/form-entry?hl=en" text:style-name="Internet_20_link" text:visited-style-name="Visited_20_Internet_20_Link">Form entry</text:a></text:p>
        </text:list-item>
        <text:list-item>
          <text:p text:style-name="P5"><text:a xlink:type="simple" xlink:href="https://developers.google.com/web/fundamentals/getting-started/principles/usability-and-form-factor?hl=en" text:style-name="Internet_20_link" text:visited-style-name="Visited_20_Internet_20_Link">Usability and form factor</text:a></text:p>
        </text:list-item>
      </text:list>
      <text:h text:style-name="Heading_20_4" text:outline-level="4">Start your site with Web Starter Kit</text:h>
      <text:p text:style-name="Text_20_body">Sometimes the hardest part of a new project is getting started. Web Starter Kit gives you a solid base with a range of tools to help you along the development process.</text:p>
      <text:list xml:id="list3668482537314348049" text:style-name="L6">
        <text:list-item>
          <text:p text:style-name="P12"><text:a xlink:type="simple" xlink:href="https://developers.google.com/web/fundamentals/getting-started/web-starter-kit/?hl=en" text:style-name="Internet_20_link" text:visited-style-name="Visited_20_Internet_20_Link">Start your site with Web Starter Kit</text:a></text:p>
        </text:list-item>
        <text:list-item>
          <text:p text:style-name="P12"><text:a xlink:type="simple" xlink:href="https://developers.google.com/web/fundamentals/getting-started/web-starter-kit/development-phases?hl=en" text:style-name="Internet_20_link" text:visited-style-name="Visited_20_Internet_20_Link">Development phases</text:a></text:p>
        </text:list-item>
        <text:list-item>
          <text:p text:style-name="P6"><text:a xlink:type="simple" xlink:href="https://developers.google.com/web/fundamentals/getting-started/web-starter-kit/setting-up?hl=en" text:style-name="Internet_20_link" text:visited-style-name="Visited_20_Internet_20_Link">Set up Web Starter Kit</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2:07:33.245513612</meta:creation-date>
    <meta:editing-duration>PT7M27S</meta:editing-duration>
    <meta:editing-cycles>2</meta:editing-cycles>
    <meta:generator>LibreOffice/5.1.3.2$Linux_X86_64 LibreOffice_project/10m0$Build-2</meta:generator>
    <dc:date>2016-06-29T12:14:50.689384587</dc:date>
    <meta:document-statistic meta:table-count="0" meta:image-count="0" meta:object-count="0" meta:page-count="2" meta:paragraph-count="54" meta:word-count="490" meta:character-count="2741" meta:non-whitespace-character-count="2347"/>
  </office:meta>
</office:document-meta>
</file>